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Palatino Linotype" fo:font-size="12pt" officeooo:rsid="0000ef13" officeooo:paragraph-rsid="0000ef13" style:font-size-asian="10.5pt" style:font-size-complex="12pt"/>
    </style:style>
    <style:style style:name="P2" style:family="paragraph" style:parent-style-name="Standard">
      <style:text-properties style:font-name="Palatino Linotype" fo:font-size="12pt" fo:language="fr" fo:country="FR" officeooo:rsid="0000ef13" officeooo:paragraph-rsid="00042017" style:font-size-asian="10.5pt" style:font-size-complex="12pt"/>
    </style:style>
    <style:style style:name="P3" style:family="paragraph" style:parent-style-name="Standard">
      <style:text-properties style:font-name="Palatino Linotype" fo:font-size="12pt" fo:language="fr" fo:country="FR" officeooo:rsid="0000ef13" officeooo:paragraph-rsid="000544a7" style:font-size-asian="10.5pt" style:font-size-complex="12pt"/>
    </style:style>
    <style:style style:name="P4" style:family="paragraph" style:parent-style-name="Standard">
      <style:text-properties officeooo:paragraph-rsid="0006f1c7"/>
    </style:style>
    <style:style style:name="P5" style:family="paragraph" style:parent-style-name="Standard">
      <style:text-properties officeooo:paragraph-rsid="000befef"/>
    </style:style>
    <style:style style:name="P6" style:family="paragraph" style:parent-style-name="Standard">
      <style:text-properties style:font-name="Palatino Linotype" fo:font-size="12pt" fo:language="fr" fo:country="FR" officeooo:rsid="0003a4c6" officeooo:paragraph-rsid="000aa7ff" style:font-size-asian="10.5pt" style:font-size-complex="12pt"/>
    </style:style>
    <style:style style:name="P7" style:family="paragraph" style:parent-style-name="Standard">
      <style:text-properties style:font-name="Palatino Linotype" fo:font-size="12pt" fo:language="fr" fo:country="FR" officeooo:rsid="0000ef13" officeooo:paragraph-rsid="00042017" style:font-size-asian="10.5pt" style:font-size-complex="12pt"/>
    </style:style>
    <style:style style:name="P8" style:family="paragraph" style:parent-style-name="Standard">
      <style:text-properties style:font-name="Palatino Linotype" fo:font-size="12pt" fo:language="fr" fo:country="FR" officeooo:rsid="0000ef13" officeooo:paragraph-rsid="0012f080" style:font-size-asian="10.5pt" style:font-size-complex="12pt"/>
    </style:style>
    <style:style style:name="P9" style:family="paragraph" style:parent-style-name="Standard">
      <style:text-properties style:font-name="Palatino Linotype" fo:font-size="12pt" fo:language="fr" fo:country="FR" officeooo:rsid="0000ef13" officeooo:paragraph-rsid="0013081f" style:font-size-asian="10.5pt" style:font-size-complex="12pt"/>
    </style:style>
    <style:style style:name="P10" style:family="paragraph" style:parent-style-name="Standard">
      <style:text-properties style:font-name="Palatino Linotype" fo:font-size="12pt" fo:language="en" fo:country="US" officeooo:rsid="00129606" officeooo:paragraph-rsid="00129606" style:font-size-asian="10.5pt" style:font-size-complex="12pt"/>
    </style:style>
    <style:style style:name="P11" style:family="paragraph" style:parent-style-name="Standard">
      <style:text-properties style:font-name="Palatino Linotype" fo:font-size="16pt" officeooo:rsid="0000ef13" officeooo:paragraph-rsid="0000ef13" style:font-size-asian="14pt" style:font-size-complex="16pt"/>
    </style:style>
    <style:style style:name="P12" style:family="paragraph" style:parent-style-name="Standard">
      <style:text-properties style:font-name="Palatino Linotype" fo:font-size="16pt" officeooo:rsid="000f155c" officeooo:paragraph-rsid="000f155c" style:font-size-asian="14pt" style:font-size-complex="16pt"/>
    </style:style>
    <style:style style:name="P13" style:family="paragraph" style:parent-style-name="Standard">
      <style:text-properties style:font-name="Palatino Linotype" fo:font-size="16pt" officeooo:rsid="000f155c" officeooo:paragraph-rsid="00129606" style:font-size-asian="16pt" style:font-size-complex="16pt"/>
    </style:style>
    <style:style style:name="P14" style:family="paragraph" style:parent-style-name="Standard">
      <style:text-properties style:font-name="Palatino Linotype" fo:font-size="16pt" officeooo:rsid="00129606" officeooo:paragraph-rsid="00129606" style:font-size-asian="16pt" style:font-size-complex="16pt"/>
    </style:style>
    <style:style style:name="P15" style:family="paragraph" style:parent-style-name="Standard">
      <style:text-properties officeooo:paragraph-rsid="000f155c"/>
    </style:style>
    <style:style style:name="P16" style:family="paragraph" style:parent-style-name="Standard">
      <style:text-properties officeooo:paragraph-rsid="001020ef"/>
    </style:style>
    <style:style style:name="P17" style:family="paragraph" style:parent-style-name="Standard">
      <style:text-properties officeooo:paragraph-rsid="0010430c"/>
    </style:style>
    <style:style style:name="P18" style:family="paragraph" style:parent-style-name="Standard">
      <style:text-properties fo:language="en" fo:country="US" officeooo:rsid="0010bc5c" officeooo:paragraph-rsid="00129606"/>
    </style:style>
    <style:style style:name="P19" style:family="paragraph" style:parent-style-name="Standard">
      <style:text-properties fo:language="en" fo:country="US" officeooo:rsid="00129606" officeooo:paragraph-rsid="00129606"/>
    </style:style>
    <style:style style:name="P20" style:family="paragraph" style:parent-style-name="Standard">
      <style:text-properties officeooo:paragraph-rsid="0010bc5c"/>
    </style:style>
    <style:style style:name="P21" style:family="paragraph" style:parent-style-name="Standard">
      <style:text-properties officeooo:paragraph-rsid="00129606"/>
    </style:style>
    <style:style style:name="P22" style:family="paragraph" style:parent-style-name="Standard">
      <style:text-properties officeooo:paragraph-rsid="000544a7"/>
    </style:style>
    <style:style style:name="T1" style:family="text">
      <style:text-properties officeooo:rsid="00042017"/>
    </style:style>
    <style:style style:name="T2" style:family="text">
      <style:text-properties officeooo:rsid="000544a7"/>
    </style:style>
    <style:style style:name="T3" style:family="text">
      <style:text-properties officeooo:rsid="0006cbf4"/>
    </style:style>
    <style:style style:name="T4" style:family="text">
      <style:text-properties style:font-name="Palatino Linotype" fo:font-size="12pt" fo:language="fr" fo:country="FR" officeooo:rsid="0000ef13" style:font-size-asian="10.5pt" style:font-size-complex="12pt"/>
    </style:style>
    <style:style style:name="T5" style:family="text">
      <style:text-properties style:font-name="Palatino Linotype" fo:font-size="12pt" fo:language="fr" fo:country="FR" officeooo:rsid="0006d5c5" style:font-size-asian="10.5pt" style:font-size-complex="12pt"/>
    </style:style>
    <style:style style:name="T6" style:family="text">
      <style:text-properties style:font-name="Palatino Linotype" fo:font-size="12pt" fo:language="fr" fo:country="FR" officeooo:rsid="0006f1c7" style:font-size-asian="10.5pt" style:font-size-complex="12pt"/>
    </style:style>
    <style:style style:name="T7" style:family="text">
      <style:text-properties style:font-name="Palatino Linotype" fo:font-size="12pt" fo:language="fr" fo:country="FR" officeooo:rsid="00026ccd" style:font-size-asian="10.5pt" style:font-size-complex="12pt"/>
    </style:style>
    <style:style style:name="T8" style:family="text">
      <style:text-properties style:font-name="Palatino Linotype" fo:font-size="12pt" fo:language="fr" fo:country="FR" officeooo:rsid="0007e953" style:font-size-asian="10.5pt" style:font-size-complex="12pt"/>
    </style:style>
    <style:style style:name="T9" style:family="text">
      <style:text-properties style:font-name="Palatino Linotype" fo:font-size="12pt" fo:language="fr" fo:country="FR" officeooo:rsid="000945e3" style:font-size-asian="10.5pt" style:font-size-complex="12pt"/>
    </style:style>
    <style:style style:name="T10" style:family="text">
      <style:text-properties style:font-name="Palatino Linotype" fo:font-size="12pt" fo:language="fr" fo:country="FR" officeooo:rsid="000aa7ff" style:font-size-asian="10.5pt" style:font-size-complex="12pt"/>
    </style:style>
    <style:style style:name="T11" style:family="text">
      <style:text-properties style:font-name="Palatino Linotype" fo:font-size="12pt" fo:language="fr" fo:country="FR" officeooo:rsid="00039c12" style:font-size-asian="10.5pt" style:font-size-complex="12pt"/>
    </style:style>
    <style:style style:name="T12" style:family="text">
      <style:text-properties style:font-name="Palatino Linotype" fo:font-size="12pt" fo:language="fr" fo:country="FR" officeooo:rsid="0003a4c6" style:font-size-asian="10.5pt" style:font-size-complex="12pt"/>
    </style:style>
    <style:style style:name="T13" style:family="text">
      <style:text-properties style:font-name="Palatino Linotype" fo:font-size="12pt" fo:language="fr" fo:country="FR" officeooo:rsid="00042017" style:font-size-asian="10.5pt" style:font-size-complex="12pt"/>
    </style:style>
    <style:style style:name="T14" style:family="text">
      <style:text-properties style:font-name="Palatino Linotype" fo:font-size="12pt" fo:language="fr" fo:country="FR" officeooo:rsid="000befef" style:font-size-asian="10.5pt" style:font-size-complex="12pt"/>
    </style:style>
    <style:style style:name="T15" style:family="text">
      <style:text-properties style:font-name="Palatino Linotype" fo:font-size="12pt" fo:language="fr" fo:country="FR" officeooo:rsid="000f155c" style:font-size-asian="10.5pt" style:font-size-complex="12pt"/>
    </style:style>
    <style:style style:name="T16" style:family="text">
      <style:text-properties style:font-name="Palatino Linotype" fo:font-size="12pt" fo:language="fr" fo:country="FR" officeooo:rsid="000544a7" style:font-size-asian="10.5pt" style:font-size-complex="12pt"/>
    </style:style>
    <style:style style:name="T17" style:family="text">
      <style:text-properties style:font-name="Palatino Linotype" fo:font-size="12pt" fo:language="fr" fo:country="FR" fo:font-style="italic" officeooo:rsid="00026ccd" style:font-size-asian="10.5pt" style:font-style-asian="italic" style:font-size-complex="12pt" style:font-style-complex="italic"/>
    </style:style>
    <style:style style:name="T18" style:family="text">
      <style:text-properties style:font-name="Palatino Linotype" fo:font-size="12pt" fo:language="fr" fo:country="FR" fo:font-style="normal" officeooo:rsid="0000ef13" style:font-size-asian="10.5pt" style:font-style-asian="normal" style:font-size-complex="12pt" style:font-style-complex="normal"/>
    </style:style>
    <style:style style:name="T19" style:family="text">
      <style:text-properties style:font-name="Palatino Linotype" fo:font-size="12pt" fo:language="fr" fo:country="FR" fo:font-style="normal" officeooo:rsid="0007e953" style:font-size-asian="10.5pt" style:font-style-asian="normal" style:font-size-complex="12pt" style:font-style-complex="normal"/>
    </style:style>
    <style:style style:name="T20" style:family="text">
      <style:text-properties style:font-name="Palatino Linotype" fo:font-size="12pt" fo:language="fr" fo:country="FR" fo:font-style="normal" officeooo:rsid="0006f1c7" style:font-size-asian="10.5pt" style:font-style-asian="normal" style:font-size-complex="12pt" style:font-style-complex="normal"/>
    </style:style>
    <style:style style:name="T21" style:family="text">
      <style:text-properties style:font-name="Palatino Linotype" fo:font-size="12pt" fo:language="fr" fo:country="CA" officeooo:rsid="000f155c" style:font-size-asian="10.5pt" style:font-size-complex="12pt"/>
    </style:style>
    <style:style style:name="T22" style:family="text">
      <style:text-properties style:font-name="Palatino Linotype" fo:font-size="12pt" fo:language="fr" fo:country="CA" officeooo:rsid="001020ef" style:font-size-asian="10.5pt" style:font-size-complex="12pt"/>
    </style:style>
    <style:style style:name="T23" style:family="text">
      <style:text-properties style:font-name="Palatino Linotype" fo:font-size="12pt" fo:language="fr" fo:country="CA" officeooo:rsid="00026ccd" style:font-size-asian="10.5pt" style:font-size-complex="12pt"/>
    </style:style>
    <style:style style:name="T24" style:family="text">
      <style:text-properties style:font-name="Palatino Linotype" fo:font-size="12pt" fo:language="en" fo:country="US" officeooo:rsid="0010430c" style:font-size-asian="10.5pt" style:font-size-complex="12pt"/>
    </style:style>
    <style:style style:name="T25" style:family="text">
      <style:text-properties style:font-name="Palatino Linotype" fo:font-size="12pt" fo:language="en" fo:country="US" officeooo:rsid="0003a4c6" style:font-size-asian="10.5pt" style:font-size-complex="12pt"/>
    </style:style>
    <style:style style:name="T26" style:family="text">
      <style:text-properties style:font-name="Palatino Linotype" fo:font-size="12pt" fo:language="en" fo:country="US" officeooo:rsid="000befef" style:font-size-asian="10.5pt" style:font-size-complex="12pt"/>
    </style:style>
    <style:style style:name="T27" style:family="text">
      <style:text-properties style:font-name="Palatino Linotype" fo:font-size="12pt" fo:language="en" fo:country="US" officeooo:rsid="0010bc5c" style:font-size-asian="10.5pt" style:font-size-complex="12pt"/>
    </style:style>
    <style:style style:name="T28" style:family="text">
      <style:text-properties style:font-name="Palatino Linotype" fo:font-size="12pt" fo:language="en" fo:country="US" officeooo:rsid="00026ccd" style:font-size-asian="10.5pt" style:font-size-complex="12pt"/>
    </style:style>
    <style:style style:name="T29" style:family="text">
      <style:text-properties style:font-name="Palatino Linotype" fo:font-size="12pt" fo:language="en" fo:country="US" officeooo:rsid="00129606" style:font-size-asian="10.5pt" style:font-size-complex="12pt"/>
    </style:style>
    <style:style style:name="T30" style:family="text">
      <style:text-properties style:font-name="Palatino Linotype" fo:font-size="12pt" fo:language="en" fo:country="US" officeooo:rsid="0012f080" style:font-size-asian="10.5pt" style:font-size-complex="12pt"/>
    </style:style>
    <style:style style:name="T31" style:family="text">
      <style:text-properties style:font-name="Palatino Linotype" fo:font-size="12pt" fo:language="en" fo:country="US" officeooo:rsid="0013081f" style:font-size-asian="10.5pt" style:font-size-complex="12pt"/>
    </style:style>
    <style:style style:name="T32" style:family="text">
      <style:text-properties style:font-name="Palatino Linotype" fo:font-size="12pt" fo:language="en" fo:country="US" fo:font-style="italic" officeooo:rsid="00129606" style:font-size-asian="10.5pt" style:font-style-asian="italic" style:font-size-complex="12pt" style:font-style-complex="italic"/>
    </style:style>
    <style:style style:name="T33" style:family="text">
      <style:text-properties style:font-name="Palatino Linotype" fo:font-size="12pt" fo:language="en" fo:country="US" fo:font-style="normal" officeooo:rsid="0010430c" style:font-size-asian="10.5pt" style:font-style-asian="normal" style:font-size-complex="12pt" style:font-style-complex="normal"/>
    </style:style>
    <style:style style:name="T34" style:family="text">
      <style:text-properties style:font-name="Palatino Linotype" fo:font-size="12pt" style:font-size-asian="10.5pt" style:font-size-complex="12pt"/>
    </style:style>
    <style:style style:name="T35" style:family="text">
      <style:text-properties style:font-name="Palatino Linotype" fo:font-size="12pt" officeooo:rsid="000befef" style:font-size-asian="10.5pt" style:font-size-complex="12pt"/>
    </style:style>
    <style:style style:name="T36" style:family="text">
      <style:text-properties style:font-name="Palatino Linotype" fo:font-size="12pt" officeooo:rsid="00026ccd" style:font-size-asian="10.5pt" style:font-size-complex="12pt"/>
    </style:style>
    <style:style style:name="T37" style:family="text">
      <style:text-properties style:font-name="Palatino Linotype" fo:font-size="12pt" officeooo:rsid="0012f080" style:font-size-asian="10.5pt" style:font-size-complex="12pt"/>
    </style:style>
    <style:style style:name="T38" style:family="text">
      <style:text-properties style:font-name="Palatino Linotype" fo:font-size="12pt" fo:font-style="italic" style:font-size-asian="10.5pt" style:font-style-asian="italic" style:font-size-complex="12pt" style:font-style-complex="italic"/>
    </style:style>
    <style:style style:name="T39" style:family="text">
      <style:text-properties style:font-name="Palatino Linotype" fo:font-size="12pt" fo:font-style="normal" style:font-size-asian="10.5pt" style:font-style-asian="normal" style:font-size-complex="12pt" style:font-style-complex="normal"/>
    </style:style>
    <style:style style:name="T40" style:family="text">
      <style:text-properties style:font-name="Palatino Linotype" fo:font-size="16pt" officeooo:rsid="0010bc5c" style:font-size-asian="14pt" style:font-size-complex="16pt"/>
    </style:style>
    <style:style style:name="T41" style:family="text">
      <style:text-properties officeooo:rsid="000befef"/>
    </style:style>
    <style:style style:name="T42" style:family="text">
      <style:text-properties officeooo:rsid="000dca62"/>
    </style:style>
    <style:style style:name="T43" style:family="text">
      <style:text-properties fo:language="en" fo:country="US" officeooo:rsid="00129606"/>
    </style:style>
    <style:style style:name="T44" style:family="text">
      <style:text-properties fo:language="en" fo:country="US" officeooo:rsid="00042017"/>
    </style:style>
    <style:style style:name="T45" style:family="text">
      <style:text-properties fo:language="en" fo:country="US" officeooo:rsid="0012f080"/>
    </style:style>
    <style:style style:name="T46" style:family="text">
      <style:text-properties fo:language="en" fo:country="US" officeooo:rsid="0013081f"/>
    </style:style>
    <style:style style:name="T47" style:family="text">
      <style:text-properties fo:language="en" fo:country="US" officeooo:rsid="000544a7"/>
    </style:style>
    <style:style style:name="T48" style:family="text">
      <style:text-properties officeooo:rsid="00129606"/>
    </style:style>
    <style:style style:name="T49" style:family="text">
      <style:text-properties officeooo:rsid="001308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text:tab/>SCRIPT HOW TO CODE PART 1</text:p>
      <text:p text:style-name="P12">Lexique:</text:p>
      <text:p text:style-name="P20"><text:span text:style-name="T40">terme – comande – acronyme - string : <text:s/></text:span></text:p>
      <text:p text:style-name="P12">CD</text:p>
      <text:p text:style-name="P12">Path</text:p>
      <text:p text:style-name="P13">DOS - <text:span text:style-name="T48">Terminal</text:span></text:p>
      <text:p text:style-name="P14">File system</text:p>
      <text:p text:style-name="P14">Dir</text:p>
      <text:p text:style-name="P1"/>
      <text:p text:style-name="P4"><text:span text:style-name="T4"><text:tab/></text:span><text:span text:style-name="T5">Première étape, </text:span><text:span text:style-name="T4">ouvrir le terminal. </text:span><text:span text:style-name="T6">Vous l’avez peut-être</text:span><text:span text:style-name="T4"> déjà vu dans </text:span><text:span text:style-name="T6">la série</text:span><text:span text:style-name="T4"> </text:span><text:span text:style-name="T18">Mister Robot. C’est une interface qui représente une vieille façon d’interagir avec des ordinateurs. Dans le fond, c’es</text:span><text:span text:style-name="T4">t un clone de </text:span><text:span text:style-name="T18">DOS, </text:span><text:span text:style-name="T20">qu</text:span><text:span text:style-name="T6">i est</text:span><text:span text:style-name="T4"> un des premiers système d’opération </text:span><text:span text:style-name="T6">existant</text:span><text:span text:style-name="T4">.</text:span></text:p>
      <text:p text:style-name="P15"><text:span text:style-name="T18">Windows </text:span><text:span text:style-name="T19">10</text:span><text:span text:style-name="T4">, le système d’opération que j’utilise en ce moment, est développe par la même compagnie que DOS. </text:span><text:span text:style-name="T15">Le terminal </text:span><text:span text:style-name="T4">est un clone de DOS, </text:span><text:span text:style-name="T7">donc un écran noir, </text:span><text:span text:style-name="T8">qui nous permet d’interagir</text:span><text:span text:style-name="T7"> avec l’ordinateur </text:span><text:span text:style-name="T8">en utilisant</text:span><text:span text:style-name="T7"> des mots. </text:span><text:span text:style-name="T9">Pour commencer, il</text:span><text:span text:style-name="T7"> faut apprendre </text:span><text:span text:style-name="T9">certains termes de base.</text:span><text:span text:style-name="T7"> </text:span></text:p>
      <text:p text:style-name="P2"/>
      <text:p text:style-name="P2">*<text:span text:style-name="T43">ouvrir le terminal notice le current state</text:span>*</text:p>
      <text:p text:style-name="P2"/>
      <text:p text:style-name="P10">Chapitre 1 (DIR):</text:p>
      <text:p text:style-name="P2"/>
      <text:p text:style-name="P21"><text:span text:style-name="T26">M</text:span><text:span text:style-name="T27">ettons que t’est dans /users/ que tu fais la commande dir</text:span></text:p>
      <text:p text:style-name="P18"><text:span text:style-name="T34">le terme dir veux dire directory, directory c’est le fichier. </text:span></text:p>
      <text:p text:style-name="P18"><text:span text:style-name="T34">donc ici on parle du fichier users </text:span></text:p>
      <text:p text:style-name="P18"><text:span text:style-name="T34">donc si tu fais la commande dir dans le fichier users tu affiche ce qui se trouve dans le fichier users</text:span></text:p>
      <text:p text:style-name="P18"><text:span text:style-name="T34">ici deux fichier:</text:span></text:p>
      <text:p text:style-name="P18"><text:span text:style-name="T34">- <text:s/>Asus (qui est mon username)</text:span></text:p>
      <text:p text:style-name="P18"><text:span text:style-name="T7">- Public</text:span></text:p>
      <text:p text:style-name="P8"/>
      <text:p text:style-name="P8"><text:span text:style-name="T1">Ça te liste leur poids</text:span><text:span text:style-name="T44"> </text:span><text:span text:style-name="T45">et</text:span><text:span text:style-name="T44"> </text:span><text:span text:style-name="T41">toutes </text:span><text:span text:style-name="T1">les informations </text:span><text:span text:style-name="T45">pertinente </text:span></text:p>
      <text:p text:style-name="P15"><text:span text:style-name="T7"><text:s/></text:span></text:p>
      <text:p text:style-name="P21"><text:span text:style-name="T7">La</text:span><text:span text:style-name="T28"> </text:span><text:span text:style-name="T29">deuxieme</text:span><text:span text:style-name="T28"> </text:span><text:span text:style-name="T7">chose a apprendre c’est se déplacer dans le </text:span><text:span text:style-name="T17">file system</text:span><text:span text:style-name="T7">.</text:span></text:p>
      <text:p text:style-name="P21"><text:span text:style-name="T7"/></text:p>
      <text:p text:style-name="P19"><text:span text:style-name="T36">*</text:span><text:span text:style-name="T34">c’est quoi le file system</text:span><text:span text:style-name="T36">*</text:span></text:p>
      <text:p text:style-name="P19"><text:span text:style-name="T36"/></text:p>
      <text:p text:style-name="P21"><text:soft-page-break/><text:span text:style-name="T9">Le</text:span><text:span text:style-name="T7"> </text:span><text:span text:style-name="T15">terme qui permet de se deplacer</text:span><text:span text:style-name="T7"> dans le </text:span><text:span text:style-name="T17">file system</text:span><text:span text:style-name="T7"> c’est CD, </text:span><text:span text:style-name="T15">qui est un acronyme C est pour</text:span><text:span text:style-name="T9"> Change </text:span><text:span text:style-name="T15">D est pour</text:span><text:span text:style-name="T9"> Directory, </text:span><text:span text:style-name="T15">donc CD veux dire Change Directory</text:span><text:span text:style-name="T7">. </text:span><text:span text:style-name="T9">Écrivez </text:span><text:span text:style-name="T7">CD et ensuite vous pouvez </text:span><text:span text:style-name="T10">entrer l</text:span><text:span text:style-name="T7">e </text:span><text:span text:style-name="T17">path</text:span><text:span text:style-name="T7">, le chemin, </text:span><text:span text:style-name="T10">en français, </text:span><text:span text:style-name="T7">dans lequel se trouve votre fichier.</text:span></text:p>
      <text:p text:style-name="P19"><text:span text:style-name="T36">D</text:span><text:span text:style-name="T34">onc ici nous avons acces a deux fichier. - Asus et – Public, en ecrivans cd Asus je me deplace du fichier /</text:span><text:span text:style-name="T38">user/ au fichier /Asus/ qui aura le path /user/Asus</text:span></text:p>
      <text:p text:style-name="P19"><text:span text:style-name="T38"/></text:p>
      <text:p text:style-name="P19"><text:span text:style-name="T38">*explication du path*</text:span></text:p>
      <text:p text:style-name="P15"><text:span text:style-name="T7"/></text:p>
      <text:p text:style-name="P16"><text:span text:style-name="T7">« </text:span><text:span text:style-name="T10">O</text:span><text:span text:style-name="T7">uvre</text:span><text:span text:style-name="T10">s</text:span><text:span text:style-name="T7"> un fichier </text:span><text:span text:style-name="T10">et </text:span><text:span text:style-name="T7">vas chercher ton vidéo préféré. </text:span><text:span text:style-name="T22">Dans</text:span><text:span text:style-name="T15"> la </text:span><text:span text:style-name="T21">fen</text:span><text:span text:style-name="T22">ê</text:span><text:span text:style-name="T21">tre</text:span><text:span text:style-name="T7"> file explorer</text:span><text:span text:style-name="T23"> </text:span><text:span text:style-name="T22">vers haut de celle ci</text:span><text:span text:style-name="T23"> </text:span><text:span text:style-name="T15">il y a la</text:span><text:span text:style-name="T21"> </text:span><text:span text:style-name="T22">le</text:span><text:span text:style-name="T21"> </text:span><text:span text:style-name="T15">path. </text:span><text:span text:style-name="T10">C</text:span><text:span text:style-name="T11">opies </text:span><text:span text:style-name="T22">le path de ton fichier.</text:span></text:p>
      <text:p text:style-name="P16"><text:span text:style-name="T15"/></text:p>
      <text:p text:style-name="P16"><text:span text:style-name="T15">*de quel chemin de dossier </text:span><text:span text:style-name="T21">m</text:span><text:span text:style-name="T22">è</text:span><text:span text:style-name="T21">ne</text:span><text:span text:style-name="T15"> vers le fichier rechercher ici ton </text:span><text:span text:style-name="T21">vid</text:span><text:span text:style-name="T22">é</text:span><text:span text:style-name="T21">o</text:span><text:span text:style-name="T15"> </text:span><text:span text:style-name="T21">pr</text:span><text:span text:style-name="T22">é</text:span><text:span text:style-name="T21">f</text:span><text:span text:style-name="T22">é</text:span><text:span text:style-name="T21">r</text:span><text:span text:style-name="T22">é</text:span><text:span text:style-name="T7">.</text:span></text:p>
      <text:p text:style-name="P15"/>
      <text:p text:style-name="P15"><text:span text:style-name="T11">*</text:span><text:span text:style-name="T24">tu peu aussi ouvrir le fichier directement en ecrivant simplement le path complet du fichier avec son nom. Ou si tu te situe deja dans le directory de ton video preferer tu peu simplement l’ouvrir en tapans le nom du video suivis de son extension le tout entre guillement pour que l’ordinateur pense qu’il sagit d’une seul information en cas d’espace dans le nom du fichier.</text:span></text:p>
      <text:p text:style-name="P6"><text:span text:style-name="T12"/></text:p>
      <text:p text:style-name="P20"><text:span text:style-name="T12"><text:tab/>Tu peux aussi faire CD avec le nom du prochain fichier dans lequel tu veux aller.</text:span><text:span text:style-name="T25"> </text:span><text:span text:style-name="T24">A partir du fichier /</text:span><text:span text:style-name="T32">Asus</text:span><text:span text:style-name="T33">/</text:span><text:span text:style-name="T24"> p</text:span><text:span text:style-name="T14">ar</text:span><text:span text:style-name="T12"> exemple, tu </text:span><text:span text:style-name="T14">peux faire</text:span><text:span text:style-name="T12"> CD</text:span><text:span text:style-name="T25"> </text:span><text:span text:style-name="T24">desktop, videos, images, ou tout autre fichier faisant partie de ton directory /</text:span><text:span text:style-name="T32">Asus</text:span><text:span text:style-name="T33">/.</text:span></text:p>
      <text:p text:style-name="P19"><text:span text:style-name="T34">Ici fais cd Videos je suis donc maintenant de le path /</text:span><text:span text:style-name="T38">users</text:span><text:span text:style-name="T39">/Asus/Videos</text:span></text:p>
      <text:p text:style-name="P19"><text:span text:style-name="T35">a </text:span><text:span text:style-name="T34">partir d’ici si je veux regarder </text:span><text:span text:style-name="T37">l</text:span><text:span text:style-name="T34">e video je peu simplement ecrire LeNomDuVideo.extension</text:span></text:p>
      <text:p text:style-name="P19"><text:span text:style-name="T35">s</text:span><text:span text:style-name="T34">uivis de Enter et mon video se lancera.</text:span></text:p>
      <text:p text:style-name="P17"><text:span text:style-name="T14"/></text:p>
      <text:p text:style-name="P21"><text:span text:style-name="T11">Si tu veux revenir </text:span><text:span text:style-name="T14">un </text:span><text:span text:style-name="T30">fichier en arriere</text:span><text:span text:style-name="T11">, </text:span><text:span text:style-name="T14">t</text:span><text:span text:style-name="T11">u veux revenir dans le fichier </text:span><text:span text:style-name="T31">asus</text:span><text:span text:style-name="T11">, tu v</text:span><text:span text:style-name="T14">as vouloir</text:span><text:span text:style-name="T11"> faire CD </text:span><text:span text:style-name="T14">point point</text:span><text:span text:style-name="T11">. Point point, ça veut </text:span><text:span text:style-name="T14">simplement dire </text:span><text:span text:style-name="T11">reviens un </text:span><text:span text:style-name="T31">fichier en arriere</text:span><text:span text:style-name="T11">. </text:span><text:span text:style-name="T14">D</text:span><text:span text:style-name="T11">e la même façon tu peux utiliser </text:span><text:span text:style-name="T14">p</text:span><text:span text:style-name="T11">oint point slash point point pis la ça revient deux </text:span><text:span text:style-name="T31">ficher</text:span><text:span text:style-name="T11"> en arrière. Tu peux mettre autant de slash que tu veux, </text:span><text:span text:style-name="T12">autant de point point, pour chaque point point ça revient</text:span><text:span text:style-name="T14"> </text:span><text:span text:style-name="T12">en arrière </text:span><text:span text:style-name="T14">de un</text:span><text:span text:style-name="T12">. </text:span></text:p>
      <text:p text:style-name="P17"><text:span text:style-name="T14"/></text:p>
      <text:p text:style-name="P5"><text:span text:style-name="T12">Voilà donc CD </text:span><text:span text:style-name="T14">pour aller dans un path de façon directe</text:span><text:span text:style-name="T12">, CD pour aller dans un fichier qui peut être </text:span><text:span text:style-name="T14">indique</text:span><text:span text:style-name="T12"> par la location actuell</text:span><text:span text:style-name="T14">e, et finalement</text:span><text:span text:style-name="T12"> CD point point pour revenir en </text:span><text:span text:style-name="T13">arrière</text:span><text:span text:style-name="T12">.</text:span></text:p>
      <text:p text:style-name="P9"><text:span text:style-name="T1"><text:s/></text:span></text:p>
      <text:p text:style-name="P9"><text:span text:style-name="T2">*Donc si ton </text:span><text:span text:style-name="T41">bureau</text:span><text:span text:style-name="T2"> est </text:span><text:span text:style-name="T41">bordélique</text:span><text:span text:style-name="T2">, ça va prendre ton écran au complet. </text:span></text:p>
      <text:p text:style-name="P3"/>
      <text:p text:style-name="P22"><text:span text:style-name="T16">Ensuite, si tu viens de le faire sur ton </text:span><text:span text:style-name="T14">bureau</text:span><text:span text:style-name="T16">, ce</text:span><text:span text:style-name="T14">tte commande la </text:span><text:span text:style-name="T16">va être bien utile. CLS, </text:span><text:span text:style-name="T14">qui</text:span><text:span text:style-name="T16"> veut dire clean. Ça </text:span><text:span text:style-name="T14">dit</text:span><text:span text:style-name="T16"> a l’ordinateur clean moi tou</text:span><text:span text:style-name="T14">t ce bordel la </text:span><text:span text:style-name="T16">qu’</text:span><text:span text:style-name="T14">il y a</text:span><text:span text:style-name="T16"> sur ton écran parce que c’est tout des processus qu</text:span><text:span text:style-name="T31">i on deja ete fais</text:span><text:span text:style-name="T16"> et </text:span><text:span text:style-name="T31">ce n’est plus important</text:span><text:span text:style-name="T16">. Quand tu fais CLS, ça </text:span><text:span text:style-name="T14">supprime</text:span><text:span text:style-name="T16"> tout et tu reviens juste au début comme si c’était ta première ligne.</text:span></text:p>
      <text:p text:style-name="P3"/>
      <text:p text:style-name="P3"><text:soft-page-break/><text:tab/><text:span text:style-name="T41">Voilà, c’est bientôt la fin de cet épisode. J’ai un petit exercice a vous proposer avant de terminer la </text:span><text:span text:style-name="T42">vidéo.</text:span></text:p>
      <text:p text:style-name="P3"/>
      <text:p text:style-name="P3"><text:tab/><text:span text:style-name="T2">Créer un fichier exercice sur ton bureau, avec un document test </text:span><text:span text:style-name="T42">que tu vas appeler </text:span><text:span text:style-name="T2">test point txt. Essaie </text:span><text:span text:style-name="T42">de le faire</text:span><text:span text:style-name="T2"> en partant du C drive. Donc cliques sur local disc C. Tu pars juste de ça, C drive, simplement. Si tu fais CD point point slash point point ça reviens aussi, </text:span><text:span text:style-name="T3">ou </text:span><text:span text:style-name="T42">tu peux faire </text:span><text:span text:style-name="T3">pleins de point point avec des slash </text:span><text:span text:style-name="T42">et comme ça </text:span><text:span text:style-name="T3">t’es sur et certain de revenir </text:span><text:span text:style-name="T42">tout en arrière.</text:span><text:span text:style-name="T3"> L’exercice, c’est de créer un fichier exercice et de mettre un document test test point txt, donc en partant du C drive, de te déplacer jusqu’au dossier, dans lequel se trouve ton dossier qui s’appelle exercice pour trouver le document test point txt. Et donc ensuite, utiliser DIR pour voir le document et ensuite simplement utiliser CLS pour s</text:span><text:span text:style-name="T42">upprimer t</text:span><text:span text:style-name="T3">out. </text:span><text:span text:style-name="T42">Voilà, tu es prêt !</text:span></text:p>
      <text:p text:style-name="P3"/>
      <text:p text:style-name="P3"><text:tab/><text:span text:style-name="T3">Donc voila, ça c’est l’exercice de fin de vidéo, je vais mettre une note bien sur, a la fin de la journée. Postez dans les commentaire comment vous trouvez le vidéo et tout, et si vous aimez l’exercice, la réponse que vous avez trouver et tout et tout. Je vais noter, bien sur, super important. C’est ça. Pour le prochain cour, vous avez des points bonus et tout et tout. Oui. Vous faites l’exercice eh ! Okay bref, a plu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8T00:13:20.265000000</meta:creation-date>
    <dc:date>2020-12-09T03:40:13.589000000</dc:date>
    <meta:editing-duration>PT8H22M5S</meta:editing-duration>
    <meta:editing-cycles>5</meta:editing-cycles>
    <meta:generator>LibreOffice/6.4.4.2$Windows_X86_64 LibreOffice_project/3d775be2011f3886db32dfd395a6a6d1ca2630ff</meta:generator>
    <meta:document-statistic meta:table-count="0" meta:image-count="0" meta:object-count="0" meta:page-count="3" meta:paragraph-count="41" meta:word-count="916" meta:character-count="5039" meta:non-whitespace-character-count="4142"/>
  </office:meta>
</office:document-meta>
</file>